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e3" officeooo:paragraph-rsid="00018ee3"/>
    </style:style>
    <style:style style:name="P2" style:family="paragraph" style:parent-style-name="Standard">
      <style:text-properties officeooo:rsid="000247a0" officeooo:paragraph-rsid="00024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ll Business Tax Suite</text:p>
      <text:p text:style-name="P1"/>
      <text:p text:style-name="P2">Description</text:p>
      <text:p text:style-name="P2">A Small Business Tax Preparation Suite</text:p>
      <text:p text:style-name="P2"/>
      <text:p text:style-name="P2">Allows small business to make their own tax preparation. User can create income and expenses, split them in categories. User can also upload electronic receipts, see totals for main categories. </text:p>
      <text:p text:style-name="P2"/>
      <text:p text:style-name="P2">In addition to it suite allows to create vendors, clients and contact profiles with custom notes. Finally suite allows to track vehicle mileage for business usage and has a basic inventory tracking capabiliti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09:46:17.892000000</meta:creation-date>
    <dc:date>2024-03-13T10:01:10.550000000</dc:date>
    <meta:editing-duration>PT14M5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5" meta:word-count="74" meta:character-count="477" meta:non-whitespace-character-count="407"/>
  </office:meta>
</office:document-meta>
</file>